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DEC2HEX((2^([.B1]*4.8/26/6))*65536)" office:value-type="string" office:string-value="C203" calcext:value-type="string">
            <text:p>C203</text:p>
          </table:table-cell>
          <table:table-cell/>
          <table:table-cell office:value-type="float" office:value="0" calcext:value-type="float">
            <text:p>0</text:p>
          </table:table-cell>
          <table:table-cell table:formula="of:=2^([.E1]*(-1)*0.5)" office:value-type="float" office:value="1" calcext:value-type="float">
            <text:p>1</text:p>
          </table:table-cell>
          <table:table-cell table:formula="of:=DEC2HEX([.F1]*65536)" office:value-type="string" office:string-value="10000" calcext:value-type="string">
            <text:p>1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]+[.J1]-1)*[.K1]/96000" office:value-type="float" office:value="0.00000184284892059179" calcext:value-type="float">
            <text:p>1.84284892059179E-006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DEC2HEX((2^([.B2]*4.8/26/6))*65536)" office:value-type="string" office:string-value="C631" calcext:value-type="string">
            <text:p>C631</text:p>
          </table:table-cell>
          <table:table-cell/>
          <table:table-cell office:value-type="float" office:value="1" calcext:value-type="float">
            <text:p>1</text:p>
          </table:table-cell>
          <table:table-cell table:formula="of:=2^([.E2]*(-1)*0.5)" office:value-type="float" office:value="0.707106781186548" calcext:value-type="float">
            <text:p>0.7071067812</text:p>
          </table:table-cell>
          <table:table-cell table:formula="of:=DEC2HEX([.F2]*65536)" office:value-type="string" office:string-value="B504" calcext:value-type="string">
            <text:p>B5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]+[.J2]-1)*[.K2]/96000" office:value-type="float" office:value="0.00000231193773674242" calcext:value-type="float">
            <text:p>2.31193773674242E-006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DEC2HEX((2^([.B3]*4.8/26/6))*65536)" office:value-type="string" office:string-value="CA77" calcext:value-type="string">
            <text:p>CA77</text:p>
          </table:table-cell>
          <table:table-cell/>
          <table:table-cell office:value-type="float" office:value="2" calcext:value-type="float">
            <text:p>2</text:p>
          </table:table-cell>
          <table:table-cell table:formula="of:=2^([.E3]*(-1)*0.5)" office:value-type="float" office:value="0.5" calcext:value-type="float">
            <text:p>0.5</text:p>
          </table:table-cell>
          <table:table-cell table:formula="of:=DEC2HEX([.F3]*65536)" office:value-type="string" office:string-value="8000" calcext:value-type="string">
            <text:p>8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3]+[.J3]-1)*[.K3]/96000" office:value-type="float" office:value="0.00000276427338088768" calcext:value-type="float">
            <text:p>2.76427338088768E-006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DEC2HEX((2^([.B4]*4.8/26/6))*65536)" office:value-type="string" office:string-value="CED4" calcext:value-type="string">
            <text:p>CED4</text:p>
          </table:table-cell>
          <table:table-cell/>
          <table:table-cell office:value-type="float" office:value="3" calcext:value-type="float">
            <text:p>3</text:p>
          </table:table-cell>
          <table:table-cell table:formula="of:=2^([.E4]*(-1)*0.5)" office:value-type="float" office:value="0.353553390593274" calcext:value-type="float">
            <text:p>0.3535533906</text:p>
          </table:table-cell>
          <table:table-cell table:formula="of:=DEC2HEX([.F4]*65536)" office:value-type="string" office:string-value="5A82" calcext:value-type="string">
            <text:p>5A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4]+[.J4]-1)*[.K4]/96000" office:value-type="float" office:value="0.0000032604250133547" calcext:value-type="float">
            <text:p>3.2604250133547E-006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DEC2HEX((2^([.B5]*4.8/26/6))*65536)" office:value-type="string" office:string-value="D34A" calcext:value-type="string">
            <text:p>D34A</text:p>
          </table:table-cell>
          <table:table-cell/>
          <table:table-cell office:value-type="float" office:value="4" calcext:value-type="float">
            <text:p>4</text:p>
          </table:table-cell>
          <table:table-cell table:formula="of:=2^([.E5]*(-1)*0.5)" office:value-type="float" office:value="0.25" calcext:value-type="float">
            <text:p>0.25</text:p>
          </table:table-cell>
          <table:table-cell table:formula="of:=DEC2HEX([.F5]*65536)" office:value-type="string" office:string-value="4000" calcext:value-type="string">
            <text:p>4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5]+[.J5]-1)*[.K5]/96000" office:value-type="float" office:value="0.00000368569784118357" calcext:value-type="float">
            <text:p>3.68569784118357E-006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DEC2HEX((2^([.B6]*4.8/26/6))*65536)" office:value-type="string" office:string-value="D7D8" calcext:value-type="string">
            <text:p>D7D8</text:p>
          </table:table-cell>
          <table:table-cell/>
          <table:table-cell office:value-type="float" office:value="5" calcext:value-type="float">
            <text:p>5</text:p>
          </table:table-cell>
          <table:table-cell table:formula="of:=2^([.E6]*(-1)*0.5)" office:value-type="float" office:value="0.176776695296637" calcext:value-type="float">
            <text:p>0.1767766953</text:p>
          </table:table-cell>
          <table:table-cell table:formula="of:=DEC2HEX([.F6]*65536)" office:value-type="string" office:string-value="2D41" calcext:value-type="string">
            <text:p>2D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6]+[.J6]-1)*[.K6]/96000" office:value-type="float" office:value="0.00000462387547348485" calcext:value-type="float">
            <text:p>4.62387547348485E-00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DEC2HEX((2^([.B7]*4.8/26/6))*65536)" office:value-type="string" office:string-value="DC7F" calcext:value-type="string">
            <text:p>DC7F</text:p>
          </table:table-cell>
          <table:table-cell/>
          <table:table-cell office:value-type="float" office:value="6" calcext:value-type="float">
            <text:p>6</text:p>
          </table:table-cell>
          <table:table-cell table:formula="of:=2^([.E7]*(-1)*0.5)" office:value-type="float" office:value="0.125" calcext:value-type="float">
            <text:p>0.125</text:p>
          </table:table-cell>
          <table:table-cell table:formula="of:=DEC2HEX([.F7]*65536)" office:value-type="string" office:string-value="2000" calcext:value-type="string">
            <text:p>2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7]+[.J7]-1)*[.K7]/96000" office:value-type="float" office:value="0.00000552854676177536" calcext:value-type="float">
            <text:p>5.52854676177536E-00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DEC2HEX((2^([.B8]*4.8/26/6))*65536)" office:value-type="string" office:string-value="E140" calcext:value-type="string">
            <text:p>E140</text:p>
          </table:table-cell>
          <table:table-cell/>
          <table:table-cell office:value-type="float" office:value="7" calcext:value-type="float">
            <text:p>7</text:p>
          </table:table-cell>
          <table:table-cell table:formula="of:=2^([.E8]*(-1)*0.5)" office:value-type="float" office:value="0.0883883476483184" calcext:value-type="float">
            <text:p>0.0883883476</text:p>
          </table:table-cell>
          <table:table-cell table:formula="of:=DEC2HEX([.F8]*65536)" office:value-type="string" office:string-value="16A0" calcext:value-type="string">
            <text:p>16A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8]+[.J8]-1)*[.K8]/96000" office:value-type="float" office:value="0.0000065208500267094" calcext:value-type="float">
            <text:p>6.5208500267094E-00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DEC2HEX((2^([.B9]*4.8/26/6))*65536)" office:value-type="string" office:string-value="E61B" calcext:value-type="string">
            <text:p>E61B</text:p>
          </table:table-cell>
          <table:table-cell/>
          <table:table-cell office:value-type="float" office:value="8" calcext:value-type="float">
            <text:p>8</text:p>
          </table:table-cell>
          <table:table-cell table:formula="of:=2^([.E9]*(-1)*0.5)" office:value-type="float" office:value="0.0625" calcext:value-type="float">
            <text:p>0.0625</text:p>
          </table:table-cell>
          <table:table-cell table:formula="of:=DEC2HEX([.F9]*65536)" office:value-type="string" office:string-value="1000" calcext:value-type="string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9]+[.J9]-1)*[.K9]/96000" office:value-type="float" office:value="0.00000737139568236715" calcext:value-type="float">
            <text:p>7.37139568236715E-006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DEC2HEX((2^([.B10]*4.8/26/6))*65536)" office:value-type="string" office:string-value="EB10" calcext:value-type="string">
            <text:p>EB10</text:p>
          </table:table-cell>
          <table:table-cell/>
          <table:table-cell office:value-type="float" office:value="9" calcext:value-type="float">
            <text:p>9</text:p>
          </table:table-cell>
          <table:table-cell table:formula="of:=2^([.E10]*(-1)*0.5)" office:value-type="float" office:value="0.0441941738241592" calcext:value-type="float">
            <text:p>0.0441941738</text:p>
          </table:table-cell>
          <table:table-cell table:formula="of:=DEC2HEX([.F10]*65536)" office:value-type="string" office:string-value="B50" calcext:value-type="string">
            <text:p>B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0]+[.J10]-1)*[.K10]/96000" office:value-type="float" office:value="0.0000092477509469697" calcext:value-type="float">
            <text:p>9.2477509469697E-00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DEC2HEX((2^([.B11]*4.8/26/6))*65536)" office:value-type="string" office:string-value="F022" calcext:value-type="string">
            <text:p>F02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^([.E11]*(-1)*0.5)" office:value-type="float" office:value="0.03125" calcext:value-type="float">
            <text:p>0.03125</text:p>
          </table:table-cell>
          <table:table-cell table:formula="of:=DEC2HEX([.F11]*65536)" office:value-type="string" office:string-value="800" calcext:value-type="string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1]+[.J11]-1)*[.K11]/96000" office:value-type="float" office:value="0.0000110570935235507" calcext:value-type="float">
            <text:p>1.10570935235507E-005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DEC2HEX((2^([.B12]*4.8/26/6))*65536)" office:value-type="string" office:string-value="F54F" calcext:value-type="string">
            <text:p>F54F</text:p>
          </table:table-cell>
          <table:table-cell/>
          <table:table-cell office:value-type="float" office:value="11" calcext:value-type="float">
            <text:p>11</text:p>
          </table:table-cell>
          <table:table-cell table:formula="of:=2^([.E12]*(-1)*0.5)" office:value-type="float" office:value="0.0220970869120796" calcext:value-type="float">
            <text:p>0.0220970869</text:p>
          </table:table-cell>
          <table:table-cell table:formula="of:=DEC2HEX([.F12]*65536)" office:value-type="string" office:string-value="5A8" calcext:value-type="string">
            <text:p>5A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2]+[.J12]-1)*[.K12]/96000" office:value-type="float" office:value="0.0000130417000534188" calcext:value-type="float">
            <text:p>1.30417000534188E-00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DEC2HEX((2^([.B13]*4.8/26/6))*65536)" office:value-type="string" office:string-value="FA99" calcext:value-type="string">
            <text:p>FA9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2^([.E13]*(-1)*0.5)" office:value-type="float" office:value="0.015625" calcext:value-type="float">
            <text:p>0.015625</text:p>
          </table:table-cell>
          <table:table-cell table:formula="of:=DEC2HEX([.F13]*65536)" office:value-type="string" office:string-value="400" calcext:value-type="string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3]+[.J13]-1)*[.K13]/96000" office:value-type="float" office:value="0.0000147427913647343" calcext:value-type="float">
            <text:p>1.47427913647343E-0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HEX((2^([.B14]*4.8/26/6))*65536)" office:value-type="string" office:string-value="10000" calcext:value-type="string">
            <text:p>100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2^([.E14]*(-1)*0.5)" office:value-type="float" office:value="0.0110485434560398" calcext:value-type="float">
            <text:p>0.0110485435</text:p>
          </table:table-cell>
          <table:table-cell table:formula="of:=DEC2HEX([.F14]*65536)" office:value-type="string" office:string-value="2D4" calcext:value-type="string">
            <text:p>2D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4]+[.J14]-1)*[.K14]/96000" office:value-type="float" office:value="0.0000184955018939394" calcext:value-type="float">
            <text:p>1.84955018939394E-0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HEX((2^([.B15]*4.8/26/6))*65536)" office:value-type="string" office:string-value="10000" calcext:value-type="string">
            <text:p>100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2^([.E15]*(-1)*0.5)" office:value-type="float" office:value="0.0078125" calcext:value-type="float">
            <text:p>0.0078125</text:p>
          </table:table-cell>
          <table:table-cell table:formula="of:=DEC2HEX([.F15]*65536)" office:value-type="string" office:string-value="200" calcext:value-type="string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5]+[.J15]-1)*[.K15]/96000" office:value-type="float" office:value="0.0000221141870471014" calcext:value-type="float">
            <text:p>2.21141870471014E-00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DEC2HEX((2^([.B16]*4.8/26/6))*65536)" office:value-type="string" office:string-value="FA99" calcext:value-type="string">
            <text:p>FA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2^([.E16]*(-1)*0.5)" office:value-type="float" office:value="0.0055242717280199" calcext:value-type="float">
            <text:p>0.0055242717</text:p>
          </table:table-cell>
          <table:table-cell table:formula="of:=DEC2HEX([.F16]*65536)" office:value-type="string" office:string-value="16A" calcext:value-type="string">
            <text:p>16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6]+[.J16]-1)*[.K16]/96000" office:value-type="float" office:value="0.0000260834001068376" calcext:value-type="float">
            <text:p>2.60834001068376E-005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DEC2HEX((2^([.B17]*4.8/26/6))*65536)" office:value-type="string" office:string-value="F54F" calcext:value-type="string">
            <text:p>F54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7]+[.J17]-1)*[.K17]/96000" office:value-type="float" office:value="0.00000368569784118357" calcext:value-type="float">
            <text:p>3.68569784118357E-00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DEC2HEX((2^([.B18]*4.8/26/6))*65536)" office:value-type="string" office:string-value="F022" calcext:value-type="string">
            <text:p>F0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8]+[.J18]-1)*[.K18]/96000" office:value-type="float" office:value="0.00000462387547348485" calcext:value-type="float">
            <text:p>4.62387547348485E-006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DEC2HEX((2^([.B19]*4.8/26/6))*65536)" office:value-type="string" office:string-value="EB10" calcext:value-type="string">
            <text:p>EB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9]+[.J19]-1)*[.K19]/96000" office:value-type="float" office:value="0.00000552854676177536" calcext:value-type="float">
            <text:p>5.52854676177536E-006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DEC2HEX((2^([.B20]*4.8/26/6))*65536)" office:value-type="string" office:string-value="E61B" calcext:value-type="string">
            <text:p>E61B</text:p>
          </table:table-cell>
          <table:table-cell table:number-columns-repeated="4"/>
          <table:table-cell table:formula="of:=0.0377*65536" office:value-type="float" office:value="2470.7072" calcext:value-type="float">
            <text:p>2470.7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0]+[.J20]-1)*[.K20]/96000" office:value-type="float" office:value="0.0000065208500267094" calcext:value-type="float">
            <text:p>6.5208500267094E-00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DEC2HEX((2^([.B21]*4.8/26/6))*65536)" office:value-type="string" office:string-value="E140" calcext:value-type="string">
            <text:p>E14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1]+[.J21]-1)*[.K21]/96000" office:value-type="float" office:value="0.00000737139568236715" calcext:value-type="float">
            <text:p>7.37139568236715E-00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DEC2HEX((2^([.B22]*4.8/26/6))*65536)" office:value-type="string" office:string-value="DC7F" calcext:value-type="string">
            <text:p>DC7F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2]+[.J22]-1)*[.K22]/96000" office:value-type="float" office:value="0.0000092477509469697" calcext:value-type="float">
            <text:p>9.2477509469697E-006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DEC2HEX((2^([.B23]*4.8/26/6))*65536)" office:value-type="string" office:string-value="D7D8" calcext:value-type="string">
            <text:p>D7D8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3]+[.J23]-1)*[.K23]/96000" office:value-type="float" office:value="0.0000110570935235507" calcext:value-type="float">
            <text:p>1.10570935235507E-005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DEC2HEX((2^([.B24]*4.8/26/6))*65536)" office:value-type="string" office:string-value="D34A" calcext:value-type="string">
            <text:p>D34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4]+[.J24]-1)*[.K24]/96000" office:value-type="float" office:value="0.0000130417000534188" calcext:value-type="float">
            <text:p>1.30417000534188E-005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DEC2HEX((2^([.B25]*4.8/26/6))*65536)" office:value-type="string" office:string-value="CED4" calcext:value-type="string">
            <text:p>CED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5]+[.J25]-1)*[.K25]/96000" office:value-type="float" office:value="0.0000147427913647343" calcext:value-type="float">
            <text:p>1.47427913647343E-005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DEC2HEX((2^([.B26]*4.8/26/6))*65536)" office:value-type="string" office:string-value="CA77" calcext:value-type="string">
            <text:p>CA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6]+[.J26]-1)*[.K26]/96000" office:value-type="float" office:value="0.0000184955018939394" calcext:value-type="float">
            <text:p>1.84955018939394E-005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DEC2HEX((2^([.B27]*4.8/26/6))*65536)" office:value-type="string" office:string-value="C631" calcext:value-type="string">
            <text:p>C6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7]+[.J27]-1)*[.K27]/96000" office:value-type="float" office:value="0.0000221141870471014" calcext:value-type="float">
            <text:p>2.21141870471014E-005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DEC2HEX((2^([.B28]*4.8/26/6))*65536)" office:value-type="string" office:string-value="C203" calcext:value-type="string">
            <text:p>C2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8]+[.J28]-1)*[.K28]/96000" office:value-type="float" office:value="0.0000260834001068376" calcext:value-type="float">
            <text:p>2.60834001068376E-00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DEC2HEX((2^([.B29]*4.8/26/6))*65536)" office:value-type="string" office:string-value="BDEA" calcext:value-type="string">
            <text:p>BDE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9]+[.J29]-1)*[.K29]/96000" office:value-type="float" office:value="0.0000294855827294686" calcext:value-type="float">
            <text:p>2.94855827294686E-005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DEC2HEX((2^([.B30]*4.8/26/6))*65536)" office:value-type="string" office:string-value="B9E8" calcext:value-type="string">
            <text:p>B9E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30]+[.J30]-1)*[.K30]/96000" office:value-type="float" office:value="0.0000369910037878788" calcext:value-type="float">
            <text:p>0.000036991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DEC2HEX((2^([.B31]*4.8/26/6))*65536)" office:value-type="string" office:string-value="B5FC" calcext:value-type="string">
            <text:p>B5F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31]+[.J31]-1)*[.K31]/96000" office:value-type="float" office:value="0.0000442283740942029" calcext:value-type="float">
            <text:p>4.42283740942029E-005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DEC2HEX((2^([.B32]*4.8/26/6))*65536)" office:value-type="string" office:string-value="B225" calcext:value-type="string">
            <text:p>B2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32]+[.J32]-1)*[.K32]/96000" office:value-type="float" office:value="0.0000521668002136752" calcext:value-type="float">
            <text:p>5.21668002136752E-005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DEC2HEX((2^([.B33]*4.8/26/6))*65536)" office:value-type="string" office:string-value="AE63" calcext:value-type="string">
            <text:p>AE6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33]+[.J33]-1)*[.K33]/96000" office:value-type="float" office:value="0.00000737139568236715" calcext:value-type="float">
            <text:p>7.37139568236715E-006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DEC2HEX((2^([.B34]*4.8/26/6))*65536)" office:value-type="string" office:string-value="AAB5" calcext:value-type="string">
            <text:p>AAB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34]+[.J34]-1)*[.K34]/96000" office:value-type="float" office:value="0.0000092477509469697" calcext:value-type="float">
            <text:p>9.2477509469697E-006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DEC2HEX((2^([.B35]*4.8/26/6))*65536)" office:value-type="string" office:string-value="A71B" calcext:value-type="string">
            <text:p>A71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35]+[.J35]-1)*[.K35]/96000" office:value-type="float" office:value="0.0000110570935235507" calcext:value-type="float">
            <text:p>1.10570935235507E-005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formula="of:=DEC2HEX((2^([.B36]*4.8/26/6))*65536)" office:value-type="string" office:string-value="A394" calcext:value-type="string">
            <text:p>A3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36]+[.J36]-1)*[.K36]/96000" office:value-type="float" office:value="0.0000130417000534188" calcext:value-type="float">
            <text:p>1.30417000534188E-005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formula="of:=DEC2HEX((2^([.B37]*4.8/26/6))*65536)" office:value-type="string" office:string-value="A020" calcext:value-type="string">
            <text:p>A0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37]+[.J37]-1)*[.K37]/96000" office:value-type="float" office:value="0.0000147427913647343" calcext:value-type="float">
            <text:p>1.47427913647343E-005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formula="of:=DEC2HEX((2^([.B38]*4.8/26/6))*65536)" office:value-type="string" office:string-value="9CBF" calcext:value-type="string">
            <text:p>9CB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38]+[.J38]-1)*[.K38]/96000" office:value-type="float" office:value="0.0000184955018939394" calcext:value-type="float">
            <text:p>1.84955018939394E-00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formula="of:=DEC2HEX((2^([.B39]*4.8/26/6))*65536)" office:value-type="string" office:string-value="9970" calcext:value-type="string">
            <text:p>997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39]+[.J39]-1)*[.K39]/96000" office:value-type="float" office:value="0.0000221141870471014" calcext:value-type="float">
            <text:p>2.21141870471014E-005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DEC2HEX((2^([.B40]*4.8/26/6))*65536)" office:value-type="string" office:string-value="9633" calcext:value-type="string">
            <text:p>96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40]+[.J40]-1)*[.K40]/96000" office:value-type="float" office:value="0.0000260834001068376" calcext:value-type="float">
            <text:p>2.60834001068376E-005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formula="of:=DEC2HEX((2^([.B41]*4.8/26/6))*65536)" office:value-type="string" office:string-value="9308" calcext:value-type="string">
            <text:p>9308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41]+[.J41]-1)*[.K41]/96000" office:value-type="float" office:value="0.0000294855827294686" calcext:value-type="float">
            <text:p>2.94855827294686E-005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DEC2HEX((2^([.B42]*4.8/26/6))*65536)" office:value-type="string" office:string-value="9633" calcext:value-type="string">
            <text:p>963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42]+[.J42]-1)*[.K42]/96000" office:value-type="float" office:value="0.0000369910037878788" calcext:value-type="float">
            <text:p>0.000036991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formula="of:=DEC2HEX((2^([.B43]*4.8/26/6))*65536)" office:value-type="string" office:string-value="9970" calcext:value-type="string">
            <text:p>9970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43]+[.J43]-1)*[.K43]/96000" office:value-type="float" office:value="0.0000442283740942029" calcext:value-type="float">
            <text:p>4.42283740942029E-005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formula="of:=DEC2HEX((2^([.B44]*4.8/26/6))*65536)" office:value-type="string" office:string-value="9CBF" calcext:value-type="string">
            <text:p>9CBF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44]+[.J44]-1)*[.K44]/96000" office:value-type="float" office:value="0.0000521668002136752" calcext:value-type="float">
            <text:p>5.21668002136752E-005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formula="of:=DEC2HEX((2^([.B45]*4.8/26/6))*65536)" office:value-type="string" office:string-value="A020" calcext:value-type="string">
            <text:p>A0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45]+[.J45]-1)*[.K45]/96000" office:value-type="float" office:value="0.0000589711654589372" calcext:value-type="float">
            <text:p>5.89711654589372E-005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formula="of:=DEC2HEX((2^([.B46]*4.8/26/6))*65536)" office:value-type="string" office:string-value="A394" calcext:value-type="string">
            <text:p>A3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46]+[.J46]-1)*[.K46]/96000" office:value-type="float" office:value="0.0000739820075757576" calcext:value-type="float">
            <text:p>0.000073982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DEC2HEX((2^([.B47]*4.8/26/6))*65536)" office:value-type="string" office:string-value="A71B" calcext:value-type="string">
            <text:p>A71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47]+[.J47]-1)*[.K47]/96000" office:value-type="float" office:value="0.0000884567481884058" calcext:value-type="float">
            <text:p>8.84567481884058E-005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DEC2HEX((2^([.B48]*4.8/26/6))*65536)" office:value-type="string" office:string-value="AAB5" calcext:value-type="string">
            <text:p>AAB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48]+[.J48]-1)*[.K48]/96000" office:value-type="float" office:value="0.00010433360042735" calcext:value-type="float">
            <text:p>0.0001043336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DEC2HEX((2^([.B49]*4.8/26/6))*65536)" office:value-type="string" office:string-value="AE63" calcext:value-type="string">
            <text:p>AE6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49]+[.J49]-1)*[.K49]/96000" office:value-type="float" office:value="0.0000147427913647343" calcext:value-type="float">
            <text:p>1.47427913647343E-005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DEC2HEX((2^([.B50]*4.8/26/6))*65536)" office:value-type="string" office:string-value="B225" calcext:value-type="string">
            <text:p>B2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50]+[.J50]-1)*[.K50]/96000" office:value-type="float" office:value="0.0000184955018939394" calcext:value-type="float">
            <text:p>1.84955018939394E-005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DEC2HEX((2^([.B51]*4.8/26/6))*65536)" office:value-type="string" office:string-value="B5FC" calcext:value-type="string">
            <text:p>B5F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51]+[.J51]-1)*[.K51]/96000" office:value-type="float" office:value="0.0000221141870471014" calcext:value-type="float">
            <text:p>2.21141870471014E-005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DEC2HEX((2^([.B52]*4.8/26/6))*65536)" office:value-type="string" office:string-value="B9E8" calcext:value-type="string">
            <text:p>B9E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52]+[.J52]-1)*[.K52]/96000" office:value-type="float" office:value="0.0000260834001068376" calcext:value-type="float">
            <text:p>2.60834001068376E-00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DEC2HEX((2^([.B53]*4.8/26/6))*65536)" office:value-type="string" office:string-value="BDEA" calcext:value-type="string">
            <text:p>BDE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53]+[.J53]-1)*[.K53]/96000" office:value-type="float" office:value="0.0000294855827294686" calcext:value-type="float">
            <text:p>2.94855827294686E-00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54]+[.J54]-1)*[.K54]/96000" office:value-type="float" office:value="0.0000369910037878788" calcext:value-type="float">
            <text:p>0.000036991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55]+[.J55]-1)*[.K55]/96000" office:value-type="float" office:value="0.0000442283740942029" calcext:value-type="float">
            <text:p>4.42283740942029E-00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56]+[.J56]-1)*[.K56]/96000" office:value-type="float" office:value="0.0000521668002136752" calcext:value-type="float">
            <text:p>5.21668002136752E-00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57]+[.J57]-1)*[.K57]/96000" office:value-type="float" office:value="0.0000589711654589372" calcext:value-type="float">
            <text:p>5.89711654589372E-00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58]+[.J58]-1)*[.K58]/96000" office:value-type="float" office:value="0.0000739820075757576" calcext:value-type="float">
            <text:p>0.000073982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59]+[.J59]-1)*[.K59]/96000" office:value-type="float" office:value="0.0000884567481884058" calcext:value-type="float">
            <text:p>8.84567481884058E-00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60]+[.J60]-1)*[.K60]/96000" office:value-type="float" office:value="0.00010433360042735" calcext:value-type="float">
            <text:p>0.0001043336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61]+[.J61]-1)*[.K61]/96000" office:value-type="float" office:value="0.000117942330917874" calcext:value-type="float">
            <text:p>0.0001179423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62]+[.J62]-1)*[.K62]/96000" office:value-type="float" office:value="0.000147964015151515" calcext:value-type="float">
            <text:p>0.000147964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63]+[.J63]-1)*[.K63]/96000" office:value-type="float" office:value="0.000176913496376812" calcext:value-type="float">
            <text:p>0.0001769135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64]+[.J64]-1)*[.K64]/96000" office:value-type="float" office:value="0.000208667200854701" calcext:value-type="float">
            <text:p>0.000208667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65]+[.J65]-1)*[.K65]/96000" office:value-type="float" office:value="0.0000294855827294686" calcext:value-type="float">
            <text:p>2.94855827294686E-00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66]+[.J66]-1)*[.K66]/96000" office:value-type="float" office:value="0.0000369910037878788" calcext:value-type="float">
            <text:p>0.000036991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67]+[.J67]-1)*[.K67]/96000" office:value-type="float" office:value="0.0000442283740942029" calcext:value-type="float">
            <text:p>4.42283740942029E-00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68]+[.J68]-1)*[.K68]/96000" office:value-type="float" office:value="0.0000521668002136752" calcext:value-type="float">
            <text:p>5.21668002136752E-00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69]+[.J69]-1)*[.K69]/96000" office:value-type="float" office:value="0.0000589711654589372" calcext:value-type="float">
            <text:p>5.89711654589372E-00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70]+[.J70]-1)*[.K70]/96000" office:value-type="float" office:value="0.0000739820075757576" calcext:value-type="float">
            <text:p>0.00007398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71]+[.J71]-1)*[.K71]/96000" office:value-type="float" office:value="0.0000884567481884058" calcext:value-type="float">
            <text:p>8.84567481884058E-00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72]+[.J72]-1)*[.K72]/96000" office:value-type="float" office:value="0.00010433360042735" calcext:value-type="float">
            <text:p>0.0001043336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73]+[.J73]-1)*[.K73]/96000" office:value-type="float" office:value="0.000117942330917874" calcext:value-type="float">
            <text:p>0.0001179423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74]+[.J74]-1)*[.K74]/96000" office:value-type="float" office:value="0.000147964015151515" calcext:value-type="float">
            <text:p>0.000147964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75]+[.J75]-1)*[.K75]/96000" office:value-type="float" office:value="0.000176913496376812" calcext:value-type="float">
            <text:p>0.000176913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76]+[.J76]-1)*[.K76]/96000" office:value-type="float" office:value="0.000208667200854701" calcext:value-type="float">
            <text:p>0.000208667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77]+[.J77]-1)*[.K77]/96000" office:value-type="float" office:value="0.000235884661835749" calcext:value-type="float">
            <text:p>0.0002358847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78]+[.J78]-1)*[.K78]/96000" office:value-type="float" office:value="0.00029592803030303" calcext:value-type="float">
            <text:p>0.00029592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79]+[.J79]-1)*[.K79]/96000" office:value-type="float" office:value="0.000353826992753623" calcext:value-type="float">
            <text:p>0.000353827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80]+[.J80]-1)*[.K80]/96000" office:value-type="float" office:value="0.000417334401709402" calcext:value-type="float">
            <text:p>0.0004173344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81]+[.J81]-1)*[.K81]/96000" office:value-type="float" office:value="0.0000589711654589372" calcext:value-type="float">
            <text:p>5.89711654589372E-00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82]+[.J82]-1)*[.K82]/96000" office:value-type="float" office:value="0.0000739820075757576" calcext:value-type="float">
            <text:p>0.000073982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83]+[.J83]-1)*[.K83]/96000" office:value-type="float" office:value="0.0000884567481884058" calcext:value-type="float">
            <text:p>8.84567481884058E-00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84]+[.J84]-1)*[.K84]/96000" office:value-type="float" office:value="0.00010433360042735" calcext:value-type="float">
            <text:p>0.0001043336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85]+[.J85]-1)*[.K85]/96000" office:value-type="float" office:value="0.000117942330917874" calcext:value-type="float">
            <text:p>0.0001179423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86]+[.J86]-1)*[.K86]/96000" office:value-type="float" office:value="0.000147964015151515" calcext:value-type="float">
            <text:p>0.000147964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87]+[.J87]-1)*[.K87]/96000" office:value-type="float" office:value="0.000176913496376812" calcext:value-type="float">
            <text:p>0.000176913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88]+[.J88]-1)*[.K88]/96000" office:value-type="float" office:value="0.000208667200854701" calcext:value-type="float">
            <text:p>0.0002086672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89]+[.J89]-1)*[.K89]/96000" office:value-type="float" office:value="0.000235884661835749" calcext:value-type="float">
            <text:p>0.0002358847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90]+[.J90]-1)*[.K90]/96000" office:value-type="float" office:value="0.00029592803030303" calcext:value-type="float">
            <text:p>0.000295928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91]+[.J91]-1)*[.K91]/96000" office:value-type="float" office:value="0.000353826992753623" calcext:value-type="float">
            <text:p>0.000353827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92]+[.J92]-1)*[.K92]/96000" office:value-type="float" office:value="0.000417334401709402" calcext:value-type="float">
            <text:p>0.0004173344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93]+[.J93]-1)*[.K93]/96000" office:value-type="float" office:value="0.000471769323671498" calcext:value-type="float">
            <text:p>0.0004717693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94]+[.J94]-1)*[.K94]/96000" office:value-type="float" office:value="0.00059185606060606" calcext:value-type="float">
            <text:p>0.000591856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95]+[.J95]-1)*[.K95]/96000" office:value-type="float" office:value="0.000707653985507246" calcext:value-type="float">
            <text:p>0.000707654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96]+[.J96]-1)*[.K96]/96000" office:value-type="float" office:value="0.000834668803418803" calcext:value-type="float">
            <text:p>0.0008346688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97]+[.J97]-1)*[.K97]/96000" office:value-type="float" office:value="0.000117942330917874" calcext:value-type="float">
            <text:p>0.0001179423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98]+[.J98]-1)*[.K98]/96000" office:value-type="float" office:value="0.000147964015151515" calcext:value-type="float">
            <text:p>0.000147964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99]+[.J99]-1)*[.K99]/96000" office:value-type="float" office:value="0.000176913496376812" calcext:value-type="float">
            <text:p>0.0001769135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00]+[.J100]-1)*[.K100]/96000" office:value-type="float" office:value="0.000208667200854701" calcext:value-type="float">
            <text:p>0.000208667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01]+[.J101]-1)*[.K101]/96000" office:value-type="float" office:value="0.000235884661835749" calcext:value-type="float">
            <text:p>0.000235884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02]+[.J102]-1)*[.K102]/96000" office:value-type="float" office:value="0.00029592803030303" calcext:value-type="float">
            <text:p>0.000295928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03]+[.J103]-1)*[.K103]/96000" office:value-type="float" office:value="0.000353826992753623" calcext:value-type="float">
            <text:p>0.0003538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04]+[.J104]-1)*[.K104]/96000" office:value-type="float" office:value="0.000417334401709402" calcext:value-type="float">
            <text:p>0.0004173344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05]+[.J105]-1)*[.K105]/96000" office:value-type="float" office:value="0.000471769323671498" calcext:value-type="float">
            <text:p>0.0004717693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06]+[.J106]-1)*[.K106]/96000" office:value-type="float" office:value="0.00059185606060606" calcext:value-type="float">
            <text:p>0.0005918561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07]+[.J107]-1)*[.K107]/96000" office:value-type="float" office:value="0.000707653985507246" calcext:value-type="float">
            <text:p>0.000707654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08]+[.J108]-1)*[.K108]/96000" office:value-type="float" office:value="0.000834668803418803" calcext:value-type="float">
            <text:p>0.0008346688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09]+[.J109]-1)*[.K109]/96000" office:value-type="float" office:value="0.000943538647342995" calcext:value-type="float">
            <text:p>0.0009435386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10]+[.J110]-1)*[.K110]/96000" office:value-type="float" office:value="0.00118371212121212" calcext:value-type="float">
            <text:p>0.0011837121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11]+[.J111]-1)*[.K111]/96000" office:value-type="float" office:value="0.00141530797101449" calcext:value-type="float">
            <text:p>0.001415308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12]+[.J112]-1)*[.K112]/96000" office:value-type="float" office:value="0.00166933760683761" calcext:value-type="float">
            <text:p>0.0016693376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13]+[.J113]-1)*[.K113]/96000" office:value-type="float" office:value="0.000235884661835749" calcext:value-type="float">
            <text:p>0.0002358847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14]+[.J114]-1)*[.K114]/96000" office:value-type="float" office:value="0.00029592803030303" calcext:value-type="float">
            <text:p>0.000295928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15]+[.J115]-1)*[.K115]/96000" office:value-type="float" office:value="0.000353826992753623" calcext:value-type="float">
            <text:p>0.000353827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16]+[.J116]-1)*[.K116]/96000" office:value-type="float" office:value="0.000417334401709402" calcext:value-type="float">
            <text:p>0.0004173344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17]+[.J117]-1)*[.K117]/96000" office:value-type="float" office:value="0.000471769323671498" calcext:value-type="float">
            <text:p>0.0004717693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18]+[.J118]-1)*[.K118]/96000" office:value-type="float" office:value="0.00059185606060606" calcext:value-type="float">
            <text:p>0.0005918561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19]+[.J119]-1)*[.K119]/96000" office:value-type="float" office:value="0.000707653985507246" calcext:value-type="float">
            <text:p>0.000707654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20]+[.J120]-1)*[.K120]/96000" office:value-type="float" office:value="0.000834668803418803" calcext:value-type="float">
            <text:p>0.0008346688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21]+[.J121]-1)*[.K121]/96000" office:value-type="float" office:value="0.000943538647342995" calcext:value-type="float">
            <text:p>0.0009435386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22]+[.J122]-1)*[.K122]/96000" office:value-type="float" office:value="0.00118371212121212" calcext:value-type="float">
            <text:p>0.0011837121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23]+[.J123]-1)*[.K123]/96000" office:value-type="float" office:value="0.00141530797101449" calcext:value-type="float">
            <text:p>0.001415308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24]+[.J124]-1)*[.K124]/96000" office:value-type="float" office:value="0.00166933760683761" calcext:value-type="float">
            <text:p>0.0016693376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25]+[.J125]-1)*[.K125]/96000" office:value-type="float" office:value="0.00188707729468599" calcext:value-type="float">
            <text:p>0.0018870773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26]+[.J126]-1)*[.K126]/96000" office:value-type="float" office:value="0.00236742424242424" calcext:value-type="float">
            <text:p>0.0023674242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27]+[.J127]-1)*[.K127]/96000" office:value-type="float" office:value="0.00283061594202899" calcext:value-type="float">
            <text:p>0.0028306159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28]+[.J128]-1)*[.K128]/96000" office:value-type="float" office:value="0.00333867521367521" calcext:value-type="float">
            <text:p>0.003338675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29]+[.J129]-1)*[.K129]/96000" office:value-type="float" office:value="0.000471769323671498" calcext:value-type="float">
            <text:p>0.0004717693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30]+[.J130]-1)*[.K130]/96000" office:value-type="float" office:value="0.00059185606060606" calcext:value-type="float">
            <text:p>0.0005918561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31]+[.J131]-1)*[.K131]/96000" office:value-type="float" office:value="0.000707653985507246" calcext:value-type="float">
            <text:p>0.000707654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32]+[.J132]-1)*[.K132]/96000" office:value-type="float" office:value="0.000834668803418803" calcext:value-type="float">
            <text:p>0.0008346688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33]+[.J133]-1)*[.K133]/96000" office:value-type="float" office:value="0.000943538647342995" calcext:value-type="float">
            <text:p>0.0009435386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34]+[.J134]-1)*[.K134]/96000" office:value-type="float" office:value="0.00118371212121212" calcext:value-type="float">
            <text:p>0.0011837121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35]+[.J135]-1)*[.K135]/96000" office:value-type="float" office:value="0.00141530797101449" calcext:value-type="float">
            <text:p>0.001415308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36]+[.J136]-1)*[.K136]/96000" office:value-type="float" office:value="0.00166933760683761" calcext:value-type="float">
            <text:p>0.0016693376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37]+[.J137]-1)*[.K137]/96000" office:value-type="float" office:value="0.00188707729468599" calcext:value-type="float">
            <text:p>0.0018870773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38]+[.J138]-1)*[.K138]/96000" office:value-type="float" office:value="0.00236742424242424" calcext:value-type="float">
            <text:p>0.002367424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39]+[.J139]-1)*[.K139]/96000" office:value-type="float" office:value="0.00283061594202899" calcext:value-type="float">
            <text:p>0.0028306159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40]+[.J140]-1)*[.K140]/96000" office:value-type="float" office:value="0.00333867521367521" calcext:value-type="float">
            <text:p>0.003338675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41]+[.J141]-1)*[.K141]/96000" office:value-type="float" office:value="0.00377415458937198" calcext:value-type="float">
            <text:p>0.0037741546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42]+[.J142]-1)*[.K142]/96000" office:value-type="float" office:value="0.00473484848484848" calcext:value-type="float">
            <text:p>0.0047348485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43]+[.J143]-1)*[.K143]/96000" office:value-type="float" office:value="0.00566123188405797" calcext:value-type="float">
            <text:p>0.0056612319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44]+[.J144]-1)*[.K144]/96000" office:value-type="float" office:value="0.00667735042735043" calcext:value-type="float">
            <text:p>0.0066773504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45]+[.J145]-1)*[.K145]/96000" office:value-type="float" office:value="0.000943538647342995" calcext:value-type="float">
            <text:p>0.000943538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46]+[.J146]-1)*[.K146]/96000" office:value-type="float" office:value="0.00118371212121212" calcext:value-type="float">
            <text:p>0.0011837121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47]+[.J147]-1)*[.K147]/96000" office:value-type="float" office:value="0.00141530797101449" calcext:value-type="float">
            <text:p>0.001415308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48]+[.J148]-1)*[.K148]/96000" office:value-type="float" office:value="0.00166933760683761" calcext:value-type="float">
            <text:p>0.001669337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49]+[.J149]-1)*[.K149]/96000" office:value-type="float" office:value="0.00188707729468599" calcext:value-type="float">
            <text:p>0.0018870773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50]+[.J150]-1)*[.K150]/96000" office:value-type="float" office:value="0.00236742424242424" calcext:value-type="float">
            <text:p>0.0023674242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51]+[.J151]-1)*[.K151]/96000" office:value-type="float" office:value="0.00283061594202899" calcext:value-type="float">
            <text:p>0.0028306159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52]+[.J152]-1)*[.K152]/96000" office:value-type="float" office:value="0.00333867521367521" calcext:value-type="float">
            <text:p>0.0033386752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53]+[.J153]-1)*[.K153]/96000" office:value-type="float" office:value="0.00377415458937198" calcext:value-type="float">
            <text:p>0.003774154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54]+[.J154]-1)*[.K154]/96000" office:value-type="float" office:value="0.00473484848484848" calcext:value-type="float">
            <text:p>0.0047348485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55]+[.J155]-1)*[.K155]/96000" office:value-type="float" office:value="0.00566123188405797" calcext:value-type="float">
            <text:p>0.0056612319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56]+[.J156]-1)*[.K156]/96000" office:value-type="float" office:value="0.00667735042735043" calcext:value-type="float">
            <text:p>0.0066773504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57]+[.J157]-1)*[.K157]/96000" office:value-type="float" office:value="0.00754830917874396" calcext:value-type="float">
            <text:p>0.0075483092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58]+[.J158]-1)*[.K158]/96000" office:value-type="float" office:value="0.00946969696969697" calcext:value-type="float">
            <text:p>0.009469697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59]+[.J159]-1)*[.K159]/96000" office:value-type="float" office:value="0.0113224637681159" calcext:value-type="float">
            <text:p>0.0113224638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60]+[.J160]-1)*[.K160]/96000" office:value-type="float" office:value="0.0133547008547009" calcext:value-type="float">
            <text:p>0.0133547009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61]+[.J161]-1)*[.K161]/96000" office:value-type="float" office:value="0.00188707729468599" calcext:value-type="float">
            <text:p>0.0018870773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62]+[.J162]-1)*[.K162]/96000" office:value-type="float" office:value="0.00236742424242424" calcext:value-type="float">
            <text:p>0.0023674242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63]+[.J163]-1)*[.K163]/96000" office:value-type="float" office:value="0.00283061594202899" calcext:value-type="float">
            <text:p>0.0028306159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64]+[.J164]-1)*[.K164]/96000" office:value-type="float" office:value="0.00333867521367521" calcext:value-type="float">
            <text:p>0.0033386752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65]+[.J165]-1)*[.K165]/96000" office:value-type="float" office:value="0.00377415458937198" calcext:value-type="float">
            <text:p>0.0037741546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66]+[.J166]-1)*[.K166]/96000" office:value-type="float" office:value="0.00473484848484848" calcext:value-type="float">
            <text:p>0.004734848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67]+[.J167]-1)*[.K167]/96000" office:value-type="float" office:value="0.00566123188405797" calcext:value-type="float">
            <text:p>0.0056612319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68]+[.J168]-1)*[.K168]/96000" office:value-type="float" office:value="0.00667735042735043" calcext:value-type="float">
            <text:p>0.0066773504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69]+[.J169]-1)*[.K169]/96000" office:value-type="float" office:value="0.00754830917874396" calcext:value-type="float">
            <text:p>0.0075483092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70]+[.J170]-1)*[.K170]/96000" office:value-type="float" office:value="0.00946969696969697" calcext:value-type="float">
            <text:p>0.009469697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71]+[.J171]-1)*[.K171]/96000" office:value-type="float" office:value="0.0113224637681159" calcext:value-type="float">
            <text:p>0.0113224638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72]+[.J172]-1)*[.K172]/96000" office:value-type="float" office:value="0.0133547008547009" calcext:value-type="float">
            <text:p>0.0133547009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73]+[.J173]-1)*[.K173]/96000" office:value-type="float" office:value="0.0150966183574879" calcext:value-type="float">
            <text:p>0.0150966184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74]+[.J174]-1)*[.K174]/96000" office:value-type="float" office:value="0.0189393939393939" calcext:value-type="float">
            <text:p>0.0189393939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75]+[.J175]-1)*[.K175]/96000" office:value-type="float" office:value="0.0226449275362319" calcext:value-type="float">
            <text:p>0.022644927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76]+[.J176]-1)*[.K176]/96000" office:value-type="float" office:value="0.0267094017094017" calcext:value-type="float">
            <text:p>0.0267094017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77]+[.J177]-1)*[.K177]/96000" office:value-type="float" office:value="0.00377415458937198" calcext:value-type="float">
            <text:p>0.0037741546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78]+[.J178]-1)*[.K178]/96000" office:value-type="float" office:value="0.00473484848484848" calcext:value-type="float">
            <text:p>0.0047348485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79]+[.J179]-1)*[.K179]/96000" office:value-type="float" office:value="0.00566123188405797" calcext:value-type="float">
            <text:p>0.0056612319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80]+[.J180]-1)*[.K180]/96000" office:value-type="float" office:value="0.00667735042735043" calcext:value-type="float">
            <text:p>0.0066773504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81]+[.J181]-1)*[.K181]/96000" office:value-type="float" office:value="0.00754830917874396" calcext:value-type="float">
            <text:p>0.0075483092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82]+[.J182]-1)*[.K182]/96000" office:value-type="float" office:value="0.00946969696969697" calcext:value-type="float">
            <text:p>0.009469697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83]+[.J183]-1)*[.K183]/96000" office:value-type="float" office:value="0.0113224637681159" calcext:value-type="float">
            <text:p>0.0113224638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84]+[.J184]-1)*[.K184]/96000" office:value-type="float" office:value="0.0133547008547009" calcext:value-type="float">
            <text:p>0.0133547009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85]+[.J185]-1)*[.K185]/96000" office:value-type="float" office:value="0.0150966183574879" calcext:value-type="float">
            <text:p>0.0150966184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86]+[.J186]-1)*[.K186]/96000" office:value-type="float" office:value="0.0189393939393939" calcext:value-type="float">
            <text:p>0.0189393939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87]+[.J187]-1)*[.K187]/96000" office:value-type="float" office:value="0.0226449275362319" calcext:value-type="float">
            <text:p>0.0226449275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88]+[.J188]-1)*[.K188]/96000" office:value-type="float" office:value="0.0267094017094017" calcext:value-type="float">
            <text:p>0.0267094017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89]+[.J189]-1)*[.K189]/96000" office:value-type="float" office:value="0.0301932367149758" calcext:value-type="float">
            <text:p>0.0301932367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90]+[.J190]-1)*[.K190]/96000" office:value-type="float" office:value="0.0378787878787879" calcext:value-type="float">
            <text:p>0.0378787879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91]+[.J191]-1)*[.K191]/96000" office:value-type="float" office:value="0.0452898550724638" calcext:value-type="float">
            <text:p>0.0452898551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92]+[.J192]-1)*[.K192]/96000" office:value-type="float" office:value="0.0534188034188034" calcext:value-type="float">
            <text:p>0.053418803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93]+[.J193]-1)*[.K193]/96000" office:value-type="float" office:value="0.00754830917874396" calcext:value-type="float">
            <text:p>0.0075483092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94]+[.J194]-1)*[.K194]/96000" office:value-type="float" office:value="0.00946969696969697" calcext:value-type="float">
            <text:p>0.009469697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95]+[.J195]-1)*[.K195]/96000" office:value-type="float" office:value="0.0113224637681159" calcext:value-type="float">
            <text:p>0.011322463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196]+[.J196]-1)*[.K196]/96000" office:value-type="float" office:value="0.0133547008547009" calcext:value-type="float">
            <text:p>0.0133547009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197]+[.J197]-1)*[.K197]/96000" office:value-type="float" office:value="0.0150966183574879" calcext:value-type="float">
            <text:p>0.015096618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198]+[.J198]-1)*[.K198]/96000" office:value-type="float" office:value="0.0189393939393939" calcext:value-type="float">
            <text:p>0.0189393939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199]+[.J199]-1)*[.K199]/96000" office:value-type="float" office:value="0.0226449275362319" calcext:value-type="float">
            <text:p>0.0226449275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00]+[.J200]-1)*[.K200]/96000" office:value-type="float" office:value="0.0267094017094017" calcext:value-type="float">
            <text:p>0.0267094017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01]+[.J201]-1)*[.K201]/96000" office:value-type="float" office:value="0.0301932367149758" calcext:value-type="float">
            <text:p>0.0301932367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02]+[.J202]-1)*[.K202]/96000" office:value-type="float" office:value="0.0378787878787879" calcext:value-type="float">
            <text:p>0.0378787879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03]+[.J203]-1)*[.K203]/96000" office:value-type="float" office:value="0.0452898550724638" calcext:value-type="float">
            <text:p>0.0452898551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04]+[.J204]-1)*[.K204]/96000" office:value-type="float" office:value="0.0534188034188034" calcext:value-type="float">
            <text:p>0.053418803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05]+[.J205]-1)*[.K205]/96000" office:value-type="float" office:value="0.0603864734299517" calcext:value-type="float">
            <text:p>0.060386473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06]+[.J206]-1)*[.K206]/96000" office:value-type="float" office:value="0.0757575757575757" calcext:value-type="float">
            <text:p>0.075757575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07]+[.J207]-1)*[.K207]/96000" office:value-type="float" office:value="0.0905797101449275" calcext:value-type="float">
            <text:p>0.0905797101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08]+[.J208]-1)*[.K208]/96000" office:value-type="float" office:value="0.106837606837607" calcext:value-type="float">
            <text:p>0.1068376068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09]+[.J209]-1)*[.K209]/96000" office:value-type="float" office:value="0.0150966183574879" calcext:value-type="float">
            <text:p>0.0150966184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10]+[.J210]-1)*[.K210]/96000" office:value-type="float" office:value="0.0189393939393939" calcext:value-type="float">
            <text:p>0.0189393939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11]+[.J211]-1)*[.K211]/96000" office:value-type="float" office:value="0.0226449275362319" calcext:value-type="float">
            <text:p>0.0226449275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12]+[.J212]-1)*[.K212]/96000" office:value-type="float" office:value="0.0267094017094017" calcext:value-type="float">
            <text:p>0.0267094017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13]+[.J213]-1)*[.K213]/96000" office:value-type="float" office:value="0.0301932367149758" calcext:value-type="float">
            <text:p>0.0301932367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14]+[.J214]-1)*[.K214]/96000" office:value-type="float" office:value="0.0378787878787879" calcext:value-type="float">
            <text:p>0.0378787879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15]+[.J215]-1)*[.K215]/96000" office:value-type="float" office:value="0.0452898550724638" calcext:value-type="float">
            <text:p>0.0452898551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16]+[.J216]-1)*[.K216]/96000" office:value-type="float" office:value="0.0534188034188034" calcext:value-type="float">
            <text:p>0.0534188034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17]+[.J217]-1)*[.K217]/96000" office:value-type="float" office:value="0.0603864734299517" calcext:value-type="float">
            <text:p>0.0603864734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18]+[.J218]-1)*[.K218]/96000" office:value-type="float" office:value="0.0757575757575757" calcext:value-type="float">
            <text:p>0.0757575758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19]+[.J219]-1)*[.K219]/96000" office:value-type="float" office:value="0.0905797101449275" calcext:value-type="float">
            <text:p>0.0905797101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20]+[.J220]-1)*[.K220]/96000" office:value-type="float" office:value="0.106837606837607" calcext:value-type="float">
            <text:p>0.1068376068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21]+[.J221]-1)*[.K221]/96000" office:value-type="float" office:value="0.120772946859903" calcext:value-type="float">
            <text:p>0.1207729469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22]+[.J222]-1)*[.K222]/96000" office:value-type="float" office:value="0.151515151515152" calcext:value-type="float">
            <text:p>0.1515151515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23]+[.J223]-1)*[.K223]/96000" office:value-type="float" office:value="0.181159420289855" calcext:value-type="float">
            <text:p>0.1811594203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24]+[.J224]-1)*[.K224]/96000" office:value-type="float" office:value="0.213675213675214" calcext:value-type="float">
            <text:p>0.2136752137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25]+[.J225]-1)*[.K225]/96000" office:value-type="float" office:value="0.0301932367149758" calcext:value-type="float">
            <text:p>0.0301932367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26]+[.J226]-1)*[.K226]/96000" office:value-type="float" office:value="0.0378787878787879" calcext:value-type="float">
            <text:p>0.0378787879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27]+[.J227]-1)*[.K227]/96000" office:value-type="float" office:value="0.0452898550724638" calcext:value-type="float">
            <text:p>0.0452898551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28]+[.J228]-1)*[.K228]/96000" office:value-type="float" office:value="0.0534188034188034" calcext:value-type="float">
            <text:p>0.0534188034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29]+[.J229]-1)*[.K229]/96000" office:value-type="float" office:value="0.0603864734299517" calcext:value-type="float">
            <text:p>0.0603864734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30]+[.J230]-1)*[.K230]/96000" office:value-type="float" office:value="0.0757575757575757" calcext:value-type="float">
            <text:p>0.0757575758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31]+[.J231]-1)*[.K231]/96000" office:value-type="float" office:value="0.0905797101449275" calcext:value-type="float">
            <text:p>0.0905797101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32]+[.J232]-1)*[.K232]/96000" office:value-type="float" office:value="0.106837606837607" calcext:value-type="float">
            <text:p>0.1068376068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33]+[.J233]-1)*[.K233]/96000" office:value-type="float" office:value="0.120772946859903" calcext:value-type="float">
            <text:p>0.1207729469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34]+[.J234]-1)*[.K234]/96000" office:value-type="float" office:value="0.151515151515152" calcext:value-type="float">
            <text:p>0.1515151515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35]+[.J235]-1)*[.K235]/96000" office:value-type="float" office:value="0.181159420289855" calcext:value-type="float">
            <text:p>0.1811594203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36]+[.J236]-1)*[.K236]/96000" office:value-type="float" office:value="0.213675213675214" calcext:value-type="float">
            <text:p>0.2136752137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37]+[.J237]-1)*[.K237]/96000" office:value-type="float" office:value="0.241545893719807" calcext:value-type="float">
            <text:p>0.2415458937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38]+[.J238]-1)*[.K238]/96000" office:value-type="float" office:value="0.303030303030303" calcext:value-type="float">
            <text:p>0.303030303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39]+[.J239]-1)*[.K239]/96000" office:value-type="float" office:value="0.36231884057971" calcext:value-type="float">
            <text:p>0.3623188406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40]+[.J240]-1)*[.K240]/96000" office:value-type="float" office:value="0.427350427350427" calcext:value-type="float">
            <text:p>0.4273504274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41]+[.J241]-1)*[.K241]/96000" office:value-type="float" office:value="0.0603864734299517" calcext:value-type="float">
            <text:p>0.0603864734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42]+[.J242]-1)*[.K242]/96000" office:value-type="float" office:value="0.0757575757575757" calcext:value-type="float">
            <text:p>0.0757575758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43]+[.J243]-1)*[.K243]/96000" office:value-type="float" office:value="0.0905797101449275" calcext:value-type="float">
            <text:p>0.0905797101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44]+[.J244]-1)*[.K244]/96000" office:value-type="float" office:value="0.106837606837607" calcext:value-type="float">
            <text:p>0.1068376068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45]+[.J245]-1)*[.K245]/96000" office:value-type="float" office:value="0.120772946859903" calcext:value-type="float">
            <text:p>0.1207729469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46]+[.J246]-1)*[.K246]/96000" office:value-type="float" office:value="0.151515151515152" calcext:value-type="float">
            <text:p>0.151515151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47]+[.J247]-1)*[.K247]/96000" office:value-type="float" office:value="0.181159420289855" calcext:value-type="float">
            <text:p>0.1811594203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48]+[.J248]-1)*[.K248]/96000" office:value-type="float" office:value="0.213675213675214" calcext:value-type="float">
            <text:p>0.2136752137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49]+[.J249]-1)*[.K249]/96000" office:value-type="float" office:value="0.241545893719807" calcext:value-type="float">
            <text:p>0.2415458937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50]+[.J250]-1)*[.K250]/96000" office:value-type="float" office:value="0.303030303030303" calcext:value-type="float">
            <text:p>0.303030303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51]+[.J251]-1)*[.K251]/96000" office:value-type="float" office:value="0.36231884057971" calcext:value-type="float">
            <text:p>0.3623188406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52]+[.J252]-1)*[.K252]/96000" office:value-type="float" office:value="0.427350427350427" calcext:value-type="float">
            <text:p>0.4273504274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1/2.82624" office:value-type="float" office:value="0.353826992753623" calcext:value-type="float">
            <text:p>0.3538269928</text:p>
          </table:table-cell>
          <table:table-cell/>
          <table:table-cell table:formula="of:=2^([.I253]+[.J253]-1)*[.K253]/96000" office:value-type="float" office:value="0.483091787439613" calcext:value-type="float">
            <text:p>0.4830917874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1/2.2528" office:value-type="float" office:value="0.443892045454545" calcext:value-type="float">
            <text:p>0.4438920455</text:p>
          </table:table-cell>
          <table:table-cell/>
          <table:table-cell table:formula="of:=2^([.I254]+[.J254]-1)*[.K254]/96000" office:value-type="float" office:value="0.606060606060606" calcext:value-type="float">
            <text:p>0.6060606061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1/1.88416" office:value-type="float" office:value="0.530740489130435" calcext:value-type="float">
            <text:p>0.5307404891</text:p>
          </table:table-cell>
          <table:table-cell/>
          <table:table-cell table:formula="of:=2^([.I255]+[.J255]-1)*[.K255]/96000" office:value-type="float" office:value="0.72463768115942" calcext:value-type="float">
            <text:p>0.7246376812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1/1.59744" office:value-type="float" office:value="0.626001602564102" calcext:value-type="float">
            <text:p>0.6260016026</text:p>
          </table:table-cell>
          <table:table-cell/>
          <table:table-cell table:formula="of:=2^([.I256]+[.J256]-1)*[.K256]/96000" office:value-type="float" office:value="0.854700854700855" calcext:value-type="float">
            <text:p>0.8547008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8:34:42.405623448</meta:creation-date>
    <meta:generator>LibreOffice/4.1.1.2$Linux_X86_64 LibreOffice_project/410m0$Build-2</meta:generator>
    <dc:date>2013-10-20T23:27:47.056850003</dc:date>
    <meta:editing-duration>P3DT7M40S</meta:editing-duration>
    <meta:editing-cycles>4</meta:editing-cycles>
    <meta:document-statistic meta:table-count="1" meta:cell-count="1179" meta:object-count="0"/>
  </office:meta>
</office:document-meta>
</file>